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Heading_20_3">
      <style:paragraph-properties fo:margin-left="0in" fo:margin-top="0.1945in" fo:margin-bottom="0.0555in" style:contextual-spacing="false" fo:line-height="100%" fo:keep-together="auto" fo:text-indent="0in" style:auto-text-indent="false" fo:keep-with-next="auto"/>
    </style:style>
    <style:style style:name="P2" style:family="paragraph" style:parent-style-name="normal1">
      <style:text-properties fo:font-size="20pt" style:font-size-asian="20pt" style:font-size-complex="20pt"/>
    </style:style>
    <style:style style:name="P3" style:family="paragraph" style:parent-style-name="normal1">
      <style:text-properties fo:font-size="8pt" style:font-size-asian="8pt" style:font-size-complex="8pt"/>
    </style:style>
    <style:style style:name="P4" style:family="paragraph" style:parent-style-name="normal1">
      <style:paragraph-properties fo:margin-left="0.5in" fo:text-indent="0.5in" style:auto-text-indent="false"/>
      <style:text-properties fo:font-size="8pt" style:font-size-asian="8pt" style:font-size-complex="8pt"/>
    </style:style>
    <style:style style:name="P5" style:family="paragraph" style:parent-style-name="normal1">
      <style:paragraph-properties fo:margin-left="0in" fo:text-indent="0in" style:auto-text-indent="false"/>
      <style:text-properties fo:font-size="8pt" style:font-size-asian="8pt" style:font-size-complex="8pt"/>
    </style:style>
    <style:style style:name="P6" style:family="paragraph" style:parent-style-name="normal1">
      <style:paragraph-properties fo:margin-left="0.5in" fo:text-indent="0in" style:auto-text-indent="false"/>
      <style:text-properties fo:font-size="8pt" style:font-size-asian="8pt" style:font-size-complex="8pt"/>
    </style:style>
    <style:style style:name="P7" style:family="paragraph" style:parent-style-name="normal1">
      <style:paragraph-properties fo:margin-left="0.5in" fo:margin-top="0.1665in" fo:margin-bottom="0.1665in" style:contextual-spacing="false" fo:line-height="100%" fo:text-indent="0in" style:auto-text-indent="false"/>
      <style:text-properties fo:font-size="8pt" style:font-size-asian="8pt" style:font-size-complex="8pt"/>
    </style:style>
    <style:style style:name="P8" style:family="paragraph" style:parent-style-name="normal1" style:list-style-name="WWNum1">
      <style:paragraph-properties fo:margin-left="0.5in" fo:text-indent="-0.25in" style:auto-text-indent="false"/>
      <style:text-properties fo:font-size="8pt" style:text-underline-style="none" style:font-size-asian="8pt" style:font-size-complex="8pt"/>
    </style:style>
    <style:style style:name="P9" style:family="paragraph" style:parent-style-name="normal1" style:list-style-name="WWNum4">
      <style:paragraph-properties fo:margin-left="0.5in" fo:text-indent="-0.25in" style:auto-text-indent="false"/>
      <style:text-properties fo:font-size="8pt" style:text-underline-style="none" fo:font-weight="bold" style:font-size-asian="8pt" style:font-weight-asian="bold" style:font-size-complex="8pt"/>
    </style:style>
    <style:style style:name="P10" style:family="paragraph" style:parent-style-name="normal1">
      <style:paragraph-properties fo:margin-left="0in" fo:text-indent="0in" style:auto-text-indent="false"/>
      <style:text-properties fo:font-size="8pt" fo:font-weight="bold" style:font-size-asian="8pt" style:font-weight-asian="bold" style:font-size-complex="8pt"/>
    </style:style>
    <style:style style:name="P11" style:family="paragraph" style:parent-style-name="normal1">
      <style:paragraph-properties fo:margin-left="0in" fo:text-indent="0in" style:auto-text-indent="false"/>
    </style:style>
    <style:style style:name="P12" style:family="paragraph" style:parent-style-name="normal1" style:list-style-name="WWNum7">
      <style:paragraph-properties fo:margin-left="0.5in" fo:text-indent="-0.25in" style:auto-text-indent="false"/>
    </style:style>
    <style:style style:name="P13" style:family="paragraph" style:parent-style-name="normal1" style:list-style-name="WWNum2">
      <style:paragraph-properties fo:margin-left="0.5in" fo:text-indent="-0.25in" style:auto-text-indent="false"/>
    </style:style>
    <style:style style:name="P14" style:family="paragraph" style:parent-style-name="normal1" style:list-style-name="WWNum1">
      <style:paragraph-properties fo:margin-left="0.5in" fo:text-indent="-0.25in" style:auto-text-indent="false"/>
    </style:style>
    <style:style style:name="P15" style:family="paragraph" style:parent-style-name="normal1" style:list-style-name="WWNum8">
      <style:paragraph-properties fo:margin-left="0.5in" fo:text-indent="-0.25in" style:auto-text-indent="false"/>
    </style:style>
    <style:style style:name="P16" style:family="paragraph" style:parent-style-name="normal1" style:list-style-name="WWNum4">
      <style:paragraph-properties fo:margin-left="0.5in" fo:text-indent="-0.25in" style:auto-text-indent="false"/>
    </style:style>
    <style:style style:name="P17" style:family="paragraph" style:parent-style-name="normal1">
      <style:paragraph-properties fo:margin-left="0in" fo:text-indent="0in" style:auto-text-indent="false"/>
      <style:text-properties fo:color="#980000" loext:opacity="100%" fo:font-size="8pt" style:font-size-asian="8pt" style:font-size-complex="8pt"/>
    </style:style>
    <style:style style:name="P18" style:family="paragraph" style:parent-style-name="normal1" style:list-style-name="WWNum3">
      <style:paragraph-properties fo:margin-left="0.5in" fo:margin-top="0.1665in" fo:margin-bottom="0in" style:contextual-spacing="false" fo:line-height="100%" fo:text-indent="-0.25in" style:auto-text-indent="false"/>
    </style:style>
    <style:style style:name="P19" style:family="paragraph" style:parent-style-name="normal1" style:list-style-name="WWNum3">
      <style:paragraph-properties fo:margin-left="1in" fo:margin-top="0in" fo:margin-bottom="0in" style:contextual-spacing="false" fo:line-height="100%" fo:text-indent="-0.25in" style:auto-text-indent="false"/>
    </style:style>
    <style:style style:name="P20" style:family="paragraph" style:parent-style-name="normal1" style:list-style-name="WWNum3">
      <style:paragraph-properties fo:margin-left="0.5in" fo:margin-top="0in" fo:margin-bottom="0.1665in" style:contextual-spacing="false" fo:line-height="100%" fo:text-indent="-0.25in" style:auto-text-indent="false"/>
    </style:style>
    <style:style style:name="P21" style:family="paragraph" style:parent-style-name="normal1" style:list-style-name="WWNum6">
      <style:paragraph-properties fo:margin-left="0.5in" fo:margin-top="0.1665in" fo:margin-bottom="0in" style:contextual-spacing="false" fo:line-height="100%" fo:text-indent="-0.25in" style:auto-text-indent="false"/>
    </style:style>
    <style:style style:name="P22" style:family="paragraph" style:parent-style-name="normal1" style:list-style-name="WWNum6">
      <style:paragraph-properties fo:margin-left="1in" fo:margin-top="0in" fo:margin-bottom="0in" style:contextual-spacing="false" fo:line-height="100%" fo:text-indent="-0.25in" style:auto-text-indent="false"/>
    </style:style>
    <style:style style:name="P23" style:family="paragraph" style:parent-style-name="normal1" style:list-style-name="WWNum6">
      <style:paragraph-properties fo:margin-left="0.5in" fo:margin-top="0in" fo:margin-bottom="0in" style:contextual-spacing="false" fo:line-height="100%" fo:text-indent="-0.25in" style:auto-text-indent="false"/>
    </style:style>
    <style:style style:name="P24" style:family="paragraph" style:parent-style-name="normal1" style:list-style-name="WWNum6">
      <style:paragraph-properties fo:margin-left="1in" fo:margin-top="0in" fo:margin-bottom="0.1665in" style:contextual-spacing="false" fo:line-height="100%" fo:text-indent="-0.25in" style:auto-text-indent="false"/>
    </style:style>
    <style:style style:name="P25" style:family="paragraph" style:parent-style-name="normal1" style:list-style-name="WWNum5">
      <style:paragraph-properties fo:margin-left="0.5in" fo:margin-top="0.1665in" fo:margin-bottom="0in" style:contextual-spacing="false" fo:line-height="100%" fo:text-indent="-0.25in" style:auto-text-indent="false"/>
    </style:style>
    <style:style style:name="P26" style:family="paragraph" style:parent-style-name="normal1" style:list-style-name="WWNum5">
      <style:paragraph-properties fo:margin-left="1in" fo:margin-top="0in" fo:margin-bottom="0in" style:contextual-spacing="false" fo:line-height="100%" fo:text-indent="-0.25in" style:auto-text-indent="false"/>
    </style:style>
    <style:style style:name="P27" style:family="paragraph" style:parent-style-name="normal1" style:list-style-name="WWNum5">
      <style:paragraph-properties fo:margin-left="0.5in" fo:margin-top="0in" fo:margin-bottom="0.1665in" style:contextual-spacing="false" fo:line-height="100%" fo:text-indent="-0.25in" style:auto-text-indent="false"/>
    </style:style>
    <style:style style:name="P28" style:family="paragraph" style:parent-style-name="normal1" style:list-style-name="WWNum9">
      <style:paragraph-properties fo:margin-left="0.5in" fo:margin-top="0.1665in" fo:margin-bottom="0in" style:contextual-spacing="false" fo:line-height="100%" fo:text-indent="-0.25in" style:auto-text-indent="false"/>
    </style:style>
    <style:style style:name="P29" style:family="paragraph" style:parent-style-name="normal1" style:list-style-name="WWNum9">
      <style:paragraph-properties fo:margin-left="1in" fo:margin-top="0in" fo:margin-bottom="0in" style:contextual-spacing="false" fo:line-height="100%" fo:text-indent="-0.25in" style:auto-text-indent="false"/>
    </style:style>
    <style:style style:name="P30" style:family="paragraph" style:parent-style-name="normal1" style:list-style-name="WWNum9">
      <style:paragraph-properties fo:margin-left="0.5in" fo:margin-top="0in" fo:margin-bottom="0.1665in" style:contextual-spacing="false" fo:line-height="100%" fo:text-indent="-0.25in" style:auto-text-indent="false"/>
    </style:style>
    <style:style style:name="P31" style:family="paragraph" style:parent-style-name="normal1">
      <style:paragraph-properties fo:margin-left="0in" fo:text-indent="0.5in" style:auto-text-indent="false"/>
    </style:style>
    <style:style style:name="P32" style:family="paragraph" style:parent-style-name="normal1">
      <style:text-properties fo:font-size="9pt" style:font-size-asian="9pt" style:font-size-complex="9pt"/>
    </style:style>
    <style:style style:name="P33" style:family="paragraph" style:parent-style-name="normal1">
      <style:paragraph-properties fo:margin-left="0in" fo:text-indent="0in" style:auto-text-indent="false"/>
      <style:text-properties fo:font-size="9pt" style:font-size-asian="9pt" style:font-size-complex="9pt"/>
    </style:style>
    <style:style style:name="P34" style:family="paragraph" style:parent-style-name="normal1">
      <style:text-properties fo:font-size="9pt" officeooo:paragraph-rsid="0003068b" style:font-size-asian="9pt" style:font-size-complex="9pt"/>
    </style:style>
    <style:style style:name="P35" style:family="paragraph" style:parent-style-name="normal1">
      <style:text-properties fo:font-size="9pt" fo:language="en" fo:country="US" style:font-size-asian="9pt" style:font-size-complex="9pt"/>
    </style:style>
    <style:style style:name="P36" style:family="paragraph" style:parent-style-name="normal1">
      <style:paragraph-properties fo:margin-left="0in" fo:text-indent="0in" style:auto-text-indent="false"/>
      <style:text-properties fo:font-size="14pt" fo:font-weight="bold" style:font-size-asian="14pt" style:font-weight-asian="bold" style:font-size-complex="14pt"/>
    </style:style>
    <style:style style:name="P37" style:family="paragraph" style:parent-style-name="normal1" style:master-page-name="Standard">
      <style:paragraph-properties style:page-number="1"/>
    </style:style>
    <style:style style:name="P38" style:family="paragraph" style:parent-style-name="normal1">
      <style:text-properties officeooo:rsid="00053077" officeooo:paragraph-rsid="00053077"/>
    </style:style>
    <style:style style:name="P39" style:family="paragraph" style:parent-style-name="normal1">
      <style:text-properties officeooo:paragraph-rsid="00053077"/>
    </style:style>
    <style:style style:name="P40" style:family="paragraph" style:parent-style-name="normal1">
      <style:text-properties officeooo:rsid="000a49a1" officeooo:paragraph-rsid="000a49a1"/>
    </style:style>
    <style:style style:name="P41" style:family="paragraph" style:parent-style-name="normal1">
      <style:text-properties officeooo:rsid="000a49a1" officeooo:paragraph-rsid="000ccbcf"/>
    </style:style>
    <style:style style:name="P42" style:family="paragraph" style:parent-style-name="normal1">
      <style:text-properties officeooo:rsid="000bf23d" officeooo:paragraph-rsid="000ccbcf"/>
    </style:style>
    <style:style style:name="P43" style:family="paragraph" style:parent-style-name="normal1">
      <style:text-properties officeooo:rsid="000ccbcf" officeooo:paragraph-rsid="000ccbcf"/>
    </style:style>
    <style:style style:name="P44" style:family="paragraph" style:parent-style-name="normal1">
      <style:text-properties officeooo:rsid="000d9612" officeooo:paragraph-rsid="000d9612"/>
    </style:style>
    <style:style style:name="P45" style:family="paragraph" style:parent-style-name="normal1">
      <style:text-properties officeooo:paragraph-rsid="000e4f48"/>
    </style:style>
    <style:style style:name="P46" style:family="paragraph" style:parent-style-name="normal1">
      <style:paragraph-properties fo:margin-left="0in" fo:text-indent="0in" style:auto-text-indent="false"/>
      <style:text-properties officeooo:paragraph-rsid="000e4f48"/>
    </style:style>
    <style:style style:name="P47" style:family="paragraph" style:parent-style-name="normal1">
      <style:text-properties officeooo:rsid="000ed5a8" officeooo:paragraph-rsid="000ed5a8"/>
    </style:style>
    <style:style style:name="T1" style:family="text">
      <style:text-properties fo:font-size="20pt" style:font-size-asian="20pt" style:font-size-complex="20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style>
    <style:style style:name="T4" style:family="text">
      <style:text-properties fo:font-size="8pt" fo:language="en" fo:country="US" style:font-size-asian="8pt" style:font-size-complex="8pt"/>
    </style:style>
    <style:style style:name="T5" style:family="text">
      <style:text-properties fo:font-size="8pt" fo:language="en" fo:country="US" style:text-underline-style="none" style:font-size-asian="8pt" style:font-size-complex="8pt"/>
    </style:style>
    <style:style style:name="T6" style:family="text">
      <style:text-properties fo:font-size="8pt" fo:language="en" fo:country="US" fo:font-weight="bold" style:font-size-asian="8pt" style:font-weight-asian="bold" style:font-size-complex="8pt"/>
    </style:style>
    <style:style style:name="T7" style:family="text">
      <style:text-properties fo:font-size="8pt" fo:language="en" fo:country="US" style:text-underline-style="solid" style:text-underline-type="double" style:text-underline-width="auto" style:text-underline-color="font-color" fo:font-weight="bold" style:font-size-asian="8pt" style:font-weight-asian="bold" style:font-size-complex="8pt"/>
    </style:style>
    <style:style style:name="T8" style:family="text">
      <style:text-properties fo:font-size="8pt" style:text-underline-style="none" style:font-size-asian="8pt" style:font-size-complex="8pt"/>
    </style:style>
    <style:style style:name="T9" style:family="text">
      <style:text-properties fo:font-size="8pt" style:text-underline-style="none" fo:font-weight="bold" style:font-size-asian="8pt" style:font-weight-asian="bold" style:font-size-complex="8pt"/>
    </style:style>
    <style:style style:name="T10" style:family="text">
      <style:text-properties fo:font-size="18pt" style:font-size-asian="18pt" style:font-size-complex="18pt"/>
    </style:style>
    <style:style style:name="T11" style:family="text">
      <style:text-properties fo:color="#ff0000" loext:opacity="100%" fo:font-size="8pt" style:font-size-asian="8pt" style:font-size-complex="8pt"/>
    </style:style>
    <style:style style:name="T12" style:family="text">
      <style:text-properties fo:font-weight="bold" style:font-weight-asian="bold"/>
    </style:style>
    <style:style style:name="T13" style:family="text">
      <style:text-properties fo:color="#38761d" loext:opacity="100%" fo:font-weight="bold" style:font-weight-asian="bold"/>
    </style:style>
    <style:style style:name="T14" style:family="text">
      <style:text-properties fo:color="#38761d" loext:opacity="100%" fo:font-size="8pt" fo:font-weight="bold" style:font-size-asian="8pt" style:font-weight-asian="bold" style:font-size-complex="8pt"/>
    </style:style>
    <style:style style:name="T15" style:family="text">
      <style:text-properties fo:color="#4a86e8" loext:opacity="100%" fo:font-weight="bold" style:font-weight-asian="bold"/>
    </style:style>
    <style:style style:name="T16" style:family="text">
      <style:text-properties fo:color="#bf9000" loext:opacity="100%" fo:font-weight="bold" style:font-weight-asian="bold"/>
    </style:style>
    <style:style style:name="T17" style:family="text">
      <style:text-properties fo:color="#0000ff" loext:opacity="100%" fo:font-size="8pt" fo:font-weight="bold" style:font-size-asian="8pt" style:font-weight-asian="bold" style:font-size-complex="8pt"/>
    </style:style>
    <style:style style:name="T18" style:family="text">
      <style:text-properties fo:color="#7f6000" loext:opacity="100%" fo:font-size="8pt" fo:font-weight="bold" style:font-size-asian="8pt" style:font-weight-asian="bold" style:font-size-complex="8pt"/>
    </style:style>
    <style:style style:name="T19" style:family="text">
      <style:text-properties fo:color="#980000" loext:opacity="100%" fo:font-size="8pt" fo:font-weight="bold" style:font-size-asian="8pt" style:font-weight-asian="bold" style:font-size-complex="8pt"/>
    </style:style>
    <style:style style:name="T20" style:family="text">
      <style:text-properties fo:color="#980000" loext:opacity="100%" fo:font-size="8pt" style:font-size-asian="8pt" style:font-size-complex="8pt"/>
    </style:style>
    <style:style style:name="T21" style:family="text">
      <style:text-properties fo:color="#000000" loext:opacity="100%" fo:font-size="20pt" fo:font-weight="bold" style:font-size-asian="20pt" style:font-weight-asian="bold" style:font-size-complex="20pt"/>
    </style:style>
    <style:style style:name="T22" style:family="text">
      <style:text-properties fo:color="#000000" loext:opacity="100%" fo:font-size="11pt" style:font-size-asian="11pt" style:font-size-complex="11pt"/>
    </style:style>
    <style:style style:name="T23" style:family="text">
      <style:text-properties fo:color="#000000" loext:opacity="100%" fo:font-size="12pt" style:font-size-asian="12pt" style:font-size-complex="12pt"/>
    </style:style>
    <style:style style:name="T24" style:family="text">
      <style:text-properties fo:color="#000000" loext:opacity="100%"/>
    </style:style>
    <style:style style:name="T25" style:family="text">
      <style:text-properties fo:font-size="10pt" style:font-size-asian="10pt" style:font-size-complex="10pt"/>
    </style:style>
    <style:style style:name="T26" style:family="text">
      <style:text-properties fo:font-size="7pt" style:font-size-asian="7pt" style:font-size-complex="7pt"/>
    </style:style>
    <style:style style:name="T27" style:family="text">
      <style:text-properties fo:font-size="16pt" style:font-size-asian="16pt" style:font-size-complex="16pt"/>
    </style:style>
    <style:style style:name="T28" style:family="text">
      <style:text-properties fo:font-size="9pt" style:font-size-asian="9pt" style:font-size-complex="9pt"/>
    </style:style>
    <style:style style:name="T29" style:family="text">
      <style:text-properties fo:font-size="9pt" officeooo:rsid="0004369a" style:font-size-asian="9pt" style:font-size-complex="9pt"/>
    </style:style>
    <style:style style:name="T30" style:family="text">
      <style:text-properties fo:font-size="9pt" officeooo:rsid="000a49a1" style:font-size-asian="9pt" style:font-size-complex="9pt"/>
    </style:style>
    <style:style style:name="T31" style:family="text">
      <style:text-properties fo:font-size="9pt" officeooo:rsid="000badef" style:font-size-asian="9pt" style:font-size-complex="9pt"/>
    </style:style>
    <style:style style:name="T32" style:family="text">
      <style:text-properties fo:font-size="9pt" officeooo:rsid="000e4f48" style:font-size-asian="9pt" style:font-size-complex="9pt"/>
    </style:style>
    <style:style style:name="T33" style:family="text">
      <style:text-properties fo:font-size="9pt" fo:language="en" fo:country="US" style:font-size-asian="9pt" style:font-size-complex="9pt"/>
    </style:style>
    <style:style style:name="T34" style:family="text">
      <style:text-properties fo:font-size="9pt" fo:language="en" fo:country="US" officeooo:rsid="000a49a1" style:font-size-asian="9pt" style:font-size-complex="9pt"/>
    </style:style>
    <style:style style:name="T35" style:family="text">
      <style:text-properties fo:font-size="9pt" fo:font-weight="bold" style:font-size-asian="9pt" style:font-weight-asian="bold" style:font-size-complex="9pt"/>
    </style:style>
    <style:style style:name="T36" style:family="text">
      <style:text-properties fo:font-size="9pt" fo:font-weight="bold" officeooo:rsid="0003068b" style:font-size-asian="9pt" style:font-weight-asian="bold" style:font-size-complex="9pt"/>
    </style:style>
    <style:style style:name="T37" style:family="text">
      <style:text-properties fo:font-size="9pt" fo:font-weight="bold" officeooo:rsid="00053077" style:font-size-asian="9pt" style:font-weight-asian="bold" style:font-size-complex="9pt"/>
    </style:style>
    <style:style style:name="T38" style:family="text">
      <style:text-properties fo:font-size="9pt" fo:font-weight="bold" style:font-size-asian="9pt" style:font-weight-asian="bold" style:font-size-complex="9pt" style:font-weight-complex="bold"/>
    </style:style>
    <style:style style:name="T39"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urak Roguelike Overview:</text:p>
      <text:p text:style-name="normal1">Cool idea damage animation where health number changes and little number equalling the damage falls out of the number </text:p>
      <text:p text:style-name="normal1" loext:marker-style-name="T1"><text:span text:style-name="T1">Phases:</text:span><text:span text:style-name="T1"/></text:p>
      <text:p text:style-name="P2" loext:marker-style-name="T1"/>
      <text:p text:style-name="normal1">Attacking <text:s/>turn phase cycle: </text:p>
      <text:p text:style-name="P3" loext:marker-style-name="T2"/>
      <text:p text:style-name="normal1" loext:marker-style-name="T2"><text:span text:style-name="T3">Draw phase:</text:span><text:span text:style-name="T2"> you draw 6 cards and any cards you would draw due to card draw effects.</text:span></text:p>
      <text:p text:style-name="normal1" loext:marker-style-name="T2"><text:span text:style-name="T3">Declare attackers:</text:span><text:span text:style-name="T2"> put down your attacking cards.</text:span></text:p>
      <text:p text:style-name="normal1" loext:marker-style-name="T2"><text:span text:style-name="T2">Attack triggers: any effects that happen when you attack with a card happen here</text:span><text:span text:style-name="T2"/></text:p>
      <text:p text:style-name="normal1" loext:marker-style-name="T2"><text:span text:style-name="T3">Enemies defense phase:</text:span><text:span text:style-name="T2">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 loext:marker-style-name="T2"/>
      <text:p text:style-name="normal1" loext:marker-style-name="T2"><text:span text:style-name="T3">Damage phase :</text:span><text:span text:style-name="T2"> any cards not defended deal damage to the enemies they attacked. Damage multipliers happy here</text:span></text:p>
      <text:p text:style-name="P3" loext:marker-style-name="T2"/>
      <text:p text:style-name="normal1" loext:marker-style-name="T2"><text:span text:style-name="T3">Damage triggers:</text:span><text:span text:style-name="T2"> any effects that happen when a card deals damage apply here.</text:span></text:p>
      <text:p text:style-name="P3" loext:marker-style-name="T2"/>
      <text:p text:style-name="normal1">Defending phase phase cycle:</text:p>
      <text:p text:style-name="P3" loext:marker-style-name="T2"/>
      <text:p text:style-name="normal1" loext:marker-style-name="T2"><text:span text:style-name="T3">Draw phase:</text:span><text:span text:style-name="T2"> you draw 6 cards and any cards you would draw due to card draw effects.</text:span></text:p>
      <text:p text:style-name="normal1" loext:marker-style-name="T2"><text:span text:style-name="T3">Enemies <text:s/>declare attackers:</text:span><text:span text:style-name="T2"> enemies play the cards they will attack with</text:span></text:p>
      <text:p text:style-name="normal1" loext:marker-style-name="T2"><text:span text:style-name="T3">Attack triggers:</text:span><text:span text:style-name="T2"> any effects that happen when you attack with a card happen here</text:span></text:p>
      <text:p text:style-name="normal1" loext:marker-style-name="T2"><text:span text:style-name="T3">Defense phase:</text:span><text:span text:style-name="T2">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 loext:marker-style-name="T2"/>
      <text:p text:style-name="normal1" loext:marker-style-name="T2"><text:span text:style-name="T3">Damage phase :</text:span><text:span text:style-name="T2"> any cards not defended deal damage to the player. Damage multipliers happy here</text:span></text:p>
      <text:p text:style-name="P3" loext:marker-style-name="T2"/>
      <text:p text:style-name="normal1" loext:marker-style-name="T2"><text:span text:style-name="T3">Damage triggers:</text:span><text:span text:style-name="T2"> any effects that happen when a card deals damage apply here.</text:span></text:p>
      <text:p text:style-name="P3" loext:marker-style-name="T2"/>
      <text:p text:style-name="P4" loext:marker-style-name="T2"/>
      <text:p text:style-name="P11"><text:span text:style-name="T10">Itemization</text:span>: </text:p>
      <text:p text:style-name="P11"/>
      <text:p text:style-name="P11" loext:marker-style-name="T1"><text:span text:style-name="T1">Special Cards:</text:span><text:span text:style-name="T1"/></text:p>
      <text:p text:style-name="P11"><text:span text:style-name="T2">Go into the deck and can be picked up:<text:line-break/></text:span>Modified Cards:</text:p>
      <text:p text:style-name="P11" loext:marker-style-name="T2"><text:span text:style-name="T2">Modify normal cards in the deck and can be stacked</text:span><text:span text:style-name="T2"/></text:p>
      <text:list text:style-name="WWNum7">
        <text:list-item>
          <text:p text:style-name="P12" loext:marker-style-name="T8"><text:span text:style-name="T3">Restoring</text:span><text:span text:style-name="T2">: </text:span><text:span text:style-name="T4">Defend with this card to gain health equal to the difference of values between the defending and defended cards,</text:span></text:p>
        </text:list-item>
        <text:list-item>
          <text:p text:style-name="P12" loext:marker-style-name="T5"><text:span text:style-name="T3">Bounce </text:span><text:span text:style-name="T2">: When </text:span><text:span text:style-name="T4">d</text:span><text:span text:style-name="T2">efending, this card does <text:s/></text:span><text:span text:style-name="T4">damage <text:s/>equal <text:s/>to the difference of values between the defending and defended cards,</text:span></text:p>
        </text:list-item>
        <text:list-item>
          <text:p text:style-name="P12" loext:marker-style-name="T8"><text:span text:style-name="T3">Burn X</text:span><text:span text:style-name="T2">: </text:span><text:span text:style-name="T4">Deal 1 damage for each burn modifier on the card,</text:span></text:p>
        </text:list-item>
        <text:list-item>
          <text:p text:style-name="P12" loext:marker-style-name="T2"><text:span text:style-name="T3">Parry</text:span><text:span text:style-name="T2">: </text:span><text:span text:style-name="T4">Reverse </text:span><text:span text:style-name="T2">with this card to deal that cards </text:span><text:span text:style-name="T4">value</text:span><text:span text:style-name="T2"> as damage</text:span></text:p>
        </text:list-item>
        <text:list-item>
          <text:p text:style-name="P12" loext:marker-style-name="T8"><text:span text:style-name="T3">Draw X</text:span><text:span text:style-name="T2">: </text:span><text:span text:style-name="T4">Draws 1 card for each draw modifier on the card</text:span><text:span text:style-name="T5"> when played.</text:span></text:p>
        </text:list-item>
        <text:list-item>
          <text:p text:style-name="P12" loext:marker-style-name="T8"><text:span text:style-name="T3">Cripple X</text:span><text:span text:style-name="T2">: </text:span><text:span text:style-name="T4">M</text:span><text:span text:style-name="T2">akes opponent discard </text:span><text:span text:style-name="T4">1 card for each cripple modifier on the card</text:span><text:span text:style-name="T5"> when played</text:span></text:p>
        </text:list-item>
        <text:list-item>
          <text:p text:style-name="P12" loext:marker-style-name="T8"><text:span text:style-name="T3">Spiky X</text:span><text:span text:style-name="T2">: </text:span><text:span text:style-name="T4">When this card is defended deal 1 damage for each spiky modifier of the card to the defending player.</text:span></text:p>
        </text:list-item>
      </text:list>
      <text:p text:style-name="normal1" loext:marker-style-name="T2"><text:span text:style-name="T2"><text:tab/><text:tab/><text:tab/><text:tab/><text:tab/></text:span><text:span text:style-name="T2"/></text:p>
      <text:p text:style-name="normal1" loext:marker-style-name="T11">Variable Cards:<text:span text:style-name="T11"/></text:p>
      <text:list text:style-name="WWNum2">
        <text:list-item>
          <text:p text:style-name="P13" loext:marker-style-name="T8"><text:span text:style-name="T3">Laika card: </text:span><text:span text:style-name="T2">can defend any card <text:s/>but a 0 number <text:s/>when <text:s/>it comes to attacking </text:span></text:p>
        </text:list-item>
      </text:list>
      <text:p text:style-name="P11" loext:marker-style-name="T2">Effect Cards:<text:span text:style-name="T2"/></text:p>
      <text:list text:style-name="WWNum1">
        <text:list-item>
          <text:p text:style-name="P14" loext:marker-style-name="T8"><text:span text:style-name="T3">Upgrade Card</text:span><text:span text:style-name="T2">: Increase Rank of all hand by one.this round</text:span></text:p>
        </text:list-item>
        <text:list-item>
          <text:p text:style-name="P14" loext:marker-style-name="T2"><text:span text:style-name="T3">Prison card</text:span><text:span text:style-name="T2">: Defend any card =&gt; That card will be back next round.</text:span></text:p>
        </text:list-item>
        <text:list-item>
          <text:p text:style-name="P8" loext:marker-style-name="T8"/>
        </text:list-item>
      </text:list>
      <text:p text:style-name="Heading_20_1"><text:bookmark text:name="_ofhjui6fj6ph"/><text:soft-page-break/>Relics:</text:p>
      <text:p text:style-name="normal1" loext:marker-style-name="T12"><text:line-break/> <text:tab/>Boss relics<text:span text:style-name="T12">:</text:span><text:span text:style-name="T12"/></text:p>
      <text:p text:style-name="P5" loext:marker-style-name="T2"/>
      <text:list text:style-name="WWNum8">
        <text:list-item>
          <text:p text:style-name="P15" loext:marker-style-name="T8"><text:span text:style-name="T3">Red/Black Smugged dog</text:span><text:span text:style-name="T2">: black color cards / red color cards become one suite</text:span></text:p>
        </text:list-item>
        <text:list-item>
          <text:p text:style-name="P15" loext:marker-style-name="T2"><text:span text:style-name="T3">Sneaky Cat</text:span><text:span text:style-name="T2">: you can defend <text:s/>the opponents cards with the exact valuation (Brakes the fucking Game in a shit way)</text:span></text:p>
        </text:list-item>
        <text:list-item>
          <text:p text:style-name="P15" loext:marker-style-name="T2"><text:span text:style-name="T3">Dog Training</text:span><text:span text:style-name="T2">: each card adds +X to atk dmg <text:s/>each time it is attacked with.</text:span></text:p>
        </text:list-item>
        <text:list-item>
          <text:p text:style-name="P15" loext:marker-style-name="T8"><text:span text:style-name="T3">Laika’d</text:span><text:span text:style-name="T2">: when you play any card convert a random card in your deck into Laika (defends any card, has the number 0)</text:span></text:p>
        </text:list-item>
        <text:list-item>
          <text:p text:style-name="P15" loext:marker-style-name="T8"><text:span text:style-name="T3">The Falling Iron Curtain</text:span><text:span text:style-name="T2">: receive one withstand at the start of each encounter.(</text:span><text:span text:style-name="T3">withstand X</text:span><text:span text:style-name="T2">: if damage done, <text:s/>prevent all damage done this turn, remove one withstand)</text:span></text:p>
        </text:list-item>
      </text:list>
      <text:p text:style-name="P3" loext:marker-style-name="T2"/>
      <text:p text:style-name="normal1" loext:marker-style-name="T12"><text:tab/><text:span text:style-name="T12">Shop/ Normal drop relics:</text:span><text:span text:style-name="T12"/></text:p>
      <text:p text:style-name="normal1" loext:marker-style-name="T16"><text:span text:style-name="T13">common</text:span><text:span text:style-name="T12">//</text:span><text:span text:style-name="T15">rare</text:span><text:span text:style-name="T12">//</text:span><text:span text:style-name="T16">legendary</text:span></text:p>
      <text:list text:style-name="WWNum4">
        <text:list-item>
          <text:p text:style-name="P16" loext:marker-style-name="T8"><text:span text:style-name="T3">Reroll shop</text:span><text:span text:style-name="T2">: x times free reroll</text:span></text:p>
        </text:list-item>
        <text:list-item>
          <text:p text:style-name="P16" loext:marker-style-name="T2"><text:span text:style-name="T3">Siberian Shackles</text:span><text:span text:style-name="T2">: +X% chance of freezing </text:span></text:p>
        </text:list-item>
        <text:list-item>
          <text:p text:style-name="P16" loext:marker-style-name="T2"><text:span text:style-name="T3">Winter Offensive: </text:span><text:span text:style-name="T2">+X% atk dmg for freezed enemy </text:span></text:p>
        </text:list-item>
        <text:list-item>
          <text:p text:style-name="P16" loext:marker-style-name="T3"><text:span text:style-name="T3">Comfy bed: </text:span><text:span text:style-name="T2">At the beginning of each turn, set <text:s/>shield to 5</text:span></text:p>
        </text:list-item>
        <text:list-item>
          <text:p text:style-name="P16" loext:marker-style-name="T3"><text:span text:style-name="T3">Samoyed’s ball of fluff: </text:span><text:span text:style-name="T2">Regen lasts for 1 turn longer </text:span></text:p>
        </text:list-item>
        <text:list-item>
          <text:p text:style-name="P16" loext:marker-style-name="T8"><text:span text:style-name="T3">Burrow the bone: </text:span><text:span text:style-name="T2">Once per encounter you may discard all your cards and draw a new hand</text:span></text:p>
        </text:list-item>
        <text:list-item>
          <text:p text:style-name="P16" loext:marker-style-name="T8"><text:span text:style-name="T2">:</text:span><text:span text:style-name="T11">While enemy is weakened, they heal only 50% of the amount?</text:span></text:p>
        </text:list-item>
        <text:list-item>
          <text:p text:style-name="P16" loext:marker-style-name="T8"><text:span text:style-name="T3">Poisoned Fangs: </text:span><text:span text:style-name="T2">Applying weakness lasts for 1 turn longer <text:s/></text:span></text:p>
        </text:list-item>
        <text:list-item>
          <text:p text:style-name="P16" loext:marker-style-name="T3"><text:span text:style-name="T3">Hot potato: </text:span><text:span text:style-name="T2">Once per encounter, a card will randomly get 2 burn</text:span></text:p>
        </text:list-item>
        <text:list-item>
          <text:p text:style-name="P16" loext:marker-style-name="T9"><text:span text:style-name="T3">Childhood's plushie: </text:span><text:span text:style-name="T2">When defending, X% chance to block a card without using a card</text:span></text:p>
        </text:list-item>
        <text:list-item>
          <text:p text:style-name="P16" loext:marker-style-name="T9"><text:span text:style-name="T3">Training whistle:</text:span><text:span text:style-name="T9"/></text:p>
        </text:list-item>
        <text:list-item>
          <text:p text:style-name="P16" loext:marker-style-name="T9"><text:span text:style-name="T3">Tag: </text:span><text:span text:style-name="T2">+X% increased chance to get rare items in shop </text:span></text:p>
        </text:list-item>
        <text:list-item>
          <text:p text:style-name="P16" loext:marker-style-name="T3"><text:span text:style-name="T3">Bark of the alpha: </text:span><text:span text:style-name="T2">When starting a combat, enemies get barked by the alfa, causing weakness for one turn</text:span></text:p>
        </text:list-item>
        <text:list-item>
          <text:p text:style-name="P16" loext:marker-style-name="T3"><text:span text:style-name="T3">Matryoshka doll: </text:span><text:span text:style-name="T3"/></text:p>
        </text:list-item>
        <text:list-item>
          <text:p text:style-name="P16" loext:marker-style-name="T3"><text:span text:style-name="T3">Ice cream cone: </text:span><text:span text:style-name="T2">freeze lasts one card longer</text:span></text:p>
        </text:list-item>
        <text:list-item>
          <text:p text:style-name="P16" loext:marker-style-name="T3"><text:span text:style-name="T3">Vodka: activate once per day: randomise hand, all cards 1+ rank.</text:span><text:span text:style-name="T3"/></text:p>
        </text:list-item>
        <text:list-item>
          <text:p text:style-name="P16" loext:marker-style-name="T9"><text:span text:style-name="T3">Babushka’s knitted scarf: </text:span><text:span text:style-name="T2">In each encounter, Babushka protects you from the first attack</text:span></text:p>
        </text:list-item>
        <text:list-item>
          <text:p text:style-name="P16" loext:marker-style-name="T9"><text:span text:style-name="T3">Sled leader’s mark: </text:span><text:span text:style-name="T2">Every time you attack with a husky face card, you can play any husky card and it becomes unblockable</text:span></text:p>
        </text:list-item>
        <text:list-item>
          <text:p text:style-name="P16" loext:marker-style-name="T8"><text:span text:style-name="T3">Wolf’s Gambit</text:span><text:span text:style-name="T2">: Once per encounter, double the effect of any numeric card played. If it’s a face card, double its value and draw an additional card.</text:span></text:p>
        </text:list-item>
        <text:list-item>
          <text:p text:style-name="P16" loext:marker-style-name="T2"><text:span text:style-name="T3">Bone</text:span><text:span text:style-name="T2">: activate once per encounter: you throw the bone at the enemies. Enemies are distracted for one turn and won't block any cards. </text:span></text:p>
        </text:list-item>
        <text:list-item>
          <text:p text:style-name="P16" loext:marker-style-name="T8"><text:span text:style-name="T3">Bag of mysterious treats</text:span><text:span text:style-name="T2">: heals 5 HP each turn it’s held, but you have a 10% chance of getting distracted and eating the whole bag at once, restoring full health but losing the item. Press to discard.</text:span></text:p>
        </text:list-item>
        <text:list-item>
          <text:p text:style-name="P9" loext:marker-style-name="T9"/>
        </text:list-item>
      </text:list>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1" loext:marker-style-name="T3"><text:span text:style-name="T3">Items:</text:span><text:span text:style-name="T3"/></text:p>
      <text:p text:style-name="P11" loext:marker-style-name="T3"><text:span text:style-name="T14">common</text:span><text:span text:style-name="T3">: </text:span></text:p>
      <text:p text:style-name="P11" loext:marker-style-name="T3"><text:soft-page-break/><text:span text:style-name="T3">Doggy Snack</text:span><text:span text:style-name="T2">: +10 max Hp; </text:span><text:span text:style-name="T3">IMPLEMENTED</text:span></text:p>
      <text:p text:style-name="P11" loext:marker-style-name="T3"><text:span text:style-name="T3">Hot paws</text:span><text:span text:style-name="T2">: 10 random cards gain </text:span><text:span text:style-name="T3">Burn 1 IMPLEMENTED</text:span></text:p>
      <text:p text:style-name="P11" loext:marker-style-name="T3"><text:span text:style-name="T3">Clipped claws: </text:span><text:span text:style-name="T2">5 random cards gain </text:span><text:span text:style-name="T3">Spiky 1 IMPLEMENTED</text:span></text:p>
      <text:p text:style-name="P11" loext:marker-style-name="T2"><text:span text:style-name="T3">Dacha Doorstep: </text:span><text:span text:style-name="T2">3 random cards gain Bounce </text:span><text:span text:style-name="T3">IMPLEMENTED</text:span></text:p>
      <text:p text:style-name="P11"><text:span text:style-name="T3">Babushka’s Borsh</text:span><text:span text:style-name="T2">: 3 random cards gain Restoring</text:span> <text:span text:style-name="T3">IMPLEMENTED</text:span></text:p>
      <text:p text:style-name="P11" loext:marker-style-name="T2"><text:span text:style-name="T3">Contraband Care Package:</text:span><text:span text:style-name="T2"> 2 random cards gain Draw 1 </text:span><text:span text:style-name="T3">IMPLEMENTED</text:span></text:p>
      <text:p text:style-name="P11" loext:marker-style-name="T2"><text:span text:style-name="T3">Fluffy Ushanka: </text:span><text:span text:style-name="T2">Whenever healing health, heal +5 health.</text:span><text:span text:style-name="T3">IMPLEMENTED</text:span></text:p>
      <text:p text:style-name="P11" loext:marker-style-name="T3"><text:span text:style-name="T17">rare</text:span><text:span text:style-name="T3">:</text:span></text:p>
      <text:p text:style-name="P11" loext:marker-style-name="T7"><text:span text:style-name="T3">Molotov Kibble: </text:span><text:span text:style-name="T2">When playing </text:span><text:span text:style-name="T4">a</text:span><text:span text:style-name="T2"> card with burn 25% to make a random card in your deck gain </text:span><text:span text:style-name="T3">Burn 1 </text:span><text:span text:style-name="T6">IMPLEMENTED</text:span></text:p>
      <text:p text:style-name="normal1" loext:marker-style-name="T3"><text:span text:style-name="T3">Western Remittances: </text:span><text:span text:style-name="T2">After each encounter 20% chance to gain a random amount of money between 1-20 rubles</text:span></text:p>
      <text:p text:style-name="P11" loext:marker-style-name="T6"><text:span text:style-name="T6">Siberian Bear Hunting Suit</text:span><text:span text:style-name="T3">: </text:span><text:span text:style-name="T2">odd cards gain</text:span><text:span text:style-name="T3"> Spiky 1 </text:span><text:span text:style-name="T6">IMPLEMENTED</text:span></text:p>
      <text:p text:style-name="P11" loext:marker-style-name="T2"><text:span text:style-name="T3">The Breadline Bargain: </text:span><text:span text:style-name="T2">+1 card on draw </text:span><text:span text:style-name="T6">IMPLEMENTED</text:span></text:p>
      <text:p text:style-name="P11" loext:marker-style-name="T3"><text:span text:style-name="T3">Chew toy</text:span><text:span text:style-name="T2">: After each encounter, heal for +5% max health</text:span></text:p>
      <text:p text:style-name="P11" loext:marker-style-name="T3"><text:span text:style-name="T3">Grilled steak: </text:span><text:span text:style-name="T6">Doubles max health</text:span><text:span text:style-name="T3"> </text:span><text:span text:style-name="T6">IMPLEMENTED</text:span></text:p>
      <text:p text:style-name="P11" loext:marker-style-name="T3"><text:span text:style-name="T3">Babushka’s Slipper:</text:span><text:span text:style-name="T2"> even cards <text:s/>you have have</text:span><text:span text:style-name="T3"> Parry </text:span><text:span text:style-name="T6">IMPLEMENTED</text:span></text:p>
      <text:p text:style-name="P11" loext:marker-style-name="T2"><text:span text:style-name="T3">Doctor’s Sausage:</text:span><text:span text:style-name="T2"> +1 rank for all deck </text:span><text:span text:style-name="T6">IMPLEMENTED</text:span></text:p>
      <text:p text:style-name="P11" loext:marker-style-name="T6"><text:span text:style-name="T3">Spiked leash: </text:span><text:span text:style-name="T2">all cards gain </text:span><text:span text:style-name="T3">Spiky 1// </text:span><text:span text:style-name="T6">REWORK</text:span></text:p>
      <text:p text:style-name="P11" loext:marker-style-name="T2"><text:span text:style-name="T3">Tsar's crown: </text:span><text:span text:style-name="T2">All face cards +1 value </text:span><text:span text:style-name="T6">IMPLEMENTED</text:span></text:p>
      <text:p text:style-name="P11" loext:marker-style-name="T2"><text:span text:style-name="T3">Laika’s Number: </text:span><text:span text:style-name="T2">every 7 turns convert a random card into a laika</text:span></text:p>
      <text:p text:style-name="P11" loext:marker-style-name="T2"><text:span text:style-name="T3">Red </text:span><text:span text:style-name="T6">C</text:span><text:span text:style-name="T3">aviar</text:span><text:span text:style-name="T2">: All red suits +1 </text:span><text:span text:style-name="T6">IMPLEMENTED</text:span></text:p>
      <text:p text:style-name="P11" loext:marker-style-name="T2"><text:span text:style-name="T3">Fetch stick: (ACTIVATE) once per game: </text:span><text:span text:style-name="T2">Discard 1 card at random , draw 2 </text:span></text:p>
      <text:p text:style-name="P11" loext:marker-style-name="T2"><text:span text:style-name="T3">Backed Investor</text:span><text:span text:style-name="T2">: go into debt by 10 rubles.</text:span></text:p>
      <text:p text:style-name="P11" loext:marker-style-name="T3"><text:span text:style-name="T18">legendary</text:span><text:span text:style-name="T3">:</text:span></text:p>
      <text:p text:style-name="P11" loext:marker-style-name="T2"><text:span text:style-name="T3">The Oligarch’s Previledge: </text:span><text:span text:style-name="T2">+2 card on draw </text:span><text:span text:style-name="T6">IMPLEMENTED</text:span></text:p>
      <text:p text:style-name="P11" loext:marker-style-name="T3"><text:span text:style-name="T3">Balalaika: </text:span><text:span text:style-name="T2">Every third damage dealt is doubled.</text:span><text:span text:style-name="T3"> </text:span><text:span text:style-name="T6">IMPLEMENTED</text:span></text:p>
      <text:p text:style-name="P11" loext:marker-style-name="T3"><text:span text:style-name="T3">Black </text:span><text:span text:style-name="T6">C</text:span><text:span text:style-name="T3">aviar</text:span><text:span text:style-name="T2">: All black suits +2 </text:span><text:span text:style-name="T6">IMPLEMENTED</text:span></text:p>
      <text:p text:style-name="P11" loext:marker-style-name="T3"><text:span text:style-name="T3">First aid kit: </text:span><text:span text:style-name="T2">If incoming attack is lethal, stay at 1HP <text:s/>and consume the item.</text:span></text:p>
      <text:p text:style-name="P11" loext:marker-style-name="T2"><text:span text:style-name="T3">Sausages </text:span><text:span text:style-name="T6">W</text:span><text:span text:style-name="T3">ith Hren:</text:span><text:span text:style-name="T2"> all red cards gain bounce.</text:span><text:span text:style-name="T6">IMPLEMENTED</text:span></text:p>
      <text:p text:style-name="P11" loext:marker-style-name="T2"><text:span text:style-name="T3">KGB <text:s/></text:span><text:span text:style-name="T6">C</text:span><text:span text:style-name="T3">onnections</text:span><text:span text:style-name="T2">: All face cards</text:span><text:span text:style-name="T4"> and Aces </text:span><text:span text:style-name="T2">gain Cripple 1 (</text:span><text:span text:style-name="T3">Criple X</text:span><text:span text:style-name="T2">: Opponent discards X random cards when played) </text:span><text:span text:style-name="T6">IMPLEMENTED</text:span></text:p>
      <text:p text:style-name="P11" loext:marker-style-name="T19"><text:span text:style-name="T19">boss:</text:span><text:span text:style-name="T19"/></text:p>
      <text:p text:style-name="P11" loext:marker-style-name="T2"><text:span text:style-name="T2">Red </text:span><text:span text:style-name="T6">Star</text:span><text:span text:style-name="T3">: <text:s text:c="3"/>red color cards become one suite </text:span><text:span text:style-name="T6">IMPLEMENTED</text:span></text:p>
      <text:p text:style-name="P11" loext:marker-style-name="T2"><text:span text:style-name="T3">Black </text:span><text:span text:style-name="T6">Star</text:span><text:span text:style-name="T3">: </text:span><text:span text:style-name="T2">black color cards become one suite </text:span><text:span text:style-name="T6">IMPLEMENTED</text:span></text:p>
      <text:p text:style-name="P17" loext:marker-style-name="T20"/>
      <text:p text:style-name="P6" loext:marker-style-name="T2"/>
      <text:p text:style-name="P6" loext:marker-style-name="T2"/>
      <text:p text:style-name="P6" loext:marker-style-name="T2"/>
      <text:p text:style-name="P5" loext:marker-style-name="T2"/>
      <text:p text:style-name="P5" loext:marker-style-name="T2"/>
      <text:p text:style-name="P1" loext:marker-style-name="T21"><text:bookmark text:name="_vjkbwxa2kqbi"/><text:span text:style-name="T21">Blessings:</text:span><text:span text:style-name="T21"/></text:p>
      <text:p text:style-name="normal1" loext:marker-style-name="T2"><text:span text:style-name="T2">First chosen at the start of the game, second one given after Xth boss match</text:span><text:span text:style-name="T2"/></text:p>
      <text:p text:style-name="P1" loext:marker-style-name="T22"><text:bookmark text:name="_ume396igv27d"/><text:span text:style-name="T22">Husky’s blessing (Spades)</text:span><text:span text:style-name="T22"/></text:p>
      <text:p text:style-name="P11" loext:marker-style-name="T2"><text:span text:style-name="T2">You’ve been blessed by the spirit of the Husky! They appreciate your adventurous spirit and loyalty</text:span><text:span text:style-name="T2"/></text:p>
      <text:list text:style-name="WWNum3">
        <text:list-item>
          <text:p text:style-name="P18" loext:marker-style-name="T2"><text:span text:style-name="T3">Effect</text:span><text:span text:style-name="T2">: Spade cards are now </text:span><text:span text:style-name="T3">Huskies</text:span><text:span text:style-name="T2">.</text:span></text:p>
          <text:list>
            <text:list-item>
              <text:p text:style-name="P19" loext:marker-style-name="T2"><text:span text:style-name="T3">Numeric Card</text:span><text:span text:style-name="T2">: When attacking an enemy, there is a </text:span><text:span text:style-name="T3">X% chance to freeze</text:span><text:span text:style-name="T2"> the enemy.</text:span></text:p>
            </text:list-item>
            <text:list-item>
              <text:p text:style-name="P19" loext:marker-style-name="T2"><text:span text:style-name="T3">Face Card</text:span><text:span text:style-name="T2">: Freeze </text:span><text:span text:style-name="T3">all enemies</text:span><text:span text:style-name="T2">.</text:span></text:p>
            </text:list-item>
          </text:list>
        </text:list-item>
        <text:list-item>
          <text:p text:style-name="P20" loext:marker-style-name="T2"><text:span text:style-name="T3">Freeze</text:span><text:span text:style-name="T2">: If frozen, the opponent cannot defend against your next card.</text:span></text:p>
        </text:list-item>
      </text:list>
      <text:p text:style-name="P7" loext:marker-style-name="T2"/>
      <text:p text:style-name="P1" loext:marker-style-name="T23"><text:bookmark text:name="_7x5zjrl37xgl"/><text:span text:style-name="T23">Samoyed’s blessing (Hearts)</text:span><text:span text:style-name="T23"/></text:p>
      <text:p text:style-name="P11" loext:marker-style-name="T2"><text:span text:style-name="T2">The Samoyed’s warm blessing surrounds you! They admire your kind heart and nurturing nature</text:span><text:span text:style-name="T2"/></text:p>
      <text:list text:style-name="WWNum6">
        <text:list-item>
          <text:p text:style-name="P21" loext:marker-style-name="T2"><text:span text:style-name="T3">Effect</text:span><text:span text:style-name="T2">: Heart cards are now </text:span><text:span text:style-name="T3">Samoyeds</text:span><text:span text:style-name="T2">.</text:span></text:p>
          <text:list>
            <text:list-item>
              <text:p text:style-name="P22" loext:marker-style-name="T2"><text:span text:style-name="T3">Numeric Card</text:span><text:span text:style-name="T2">: When successfully blocking an attack, gain </text:span><text:span text:style-name="T3">regeneration</text:span><text:span text:style-name="T2">. Regenerate health equal to </text:span><text:span text:style-name="T3">50% of the card's numeric value per turn for 2 turns</text:span><text:span text:style-name="T2">. </text:span></text:p>
            </text:list-item>
            <text:list-item>
              <text:p text:style-name="P22" loext:marker-style-name="T2"><text:span text:style-name="T3">Face Card</text:span><text:span text:style-name="T2">: When successfully blocking an attack, gain a </text:span><text:span text:style-name="T3">shield</text:span><text:span text:style-name="T2"> that absorbs the next attack </text:span><text:span text:style-name="T3">entirely</text:span><text:span text:style-name="T2">.</text:span></text:p>
            </text:list-item>
          </text:list>
        </text:list-item>
        <text:list-item>
          <text:p text:style-name="P23" loext:marker-style-name="T2"><text:span text:style-name="T3">Regeneration</text:span><text:span text:style-name="T2">: Restores health gradually.</text:span></text:p>
          <text:list>
            <text:list-item>
              <text:p text:style-name="P24" loext:marker-style-name="T2"><text:span text:style-name="T3">Shield</text:span><text:span text:style-name="T2">: Absorbs one attack without taking damage.</text:span></text:p>
            </text:list-item>
          </text:list>
        </text:list-item>
      </text:list>
      <text:p text:style-name="P1" loext:marker-style-name="T23"><text:bookmark text:name="_pu29wy7t2o1i"/><text:soft-page-break/><text:span text:style-name="T23">Borzoi’s blessing (Diamonds)</text:span><text:span text:style-name="T23"/></text:p>
      <text:p text:style-name="P11" loext:marker-style-name="T2"><text:span text:style-name="T2">A blessing of grace from the Borzoi! They see your elegance and quick thinking</text:span><text:span text:style-name="T2"/></text:p>
      <text:list text:style-name="WWNum5">
        <text:list-item>
          <text:p text:style-name="P25" loext:marker-style-name="T2"><text:span text:style-name="T3">Effect</text:span><text:span text:style-name="T2">: Diamond cards are now </text:span><text:span text:style-name="T3">Borzois</text:span><text:span text:style-name="T2">.</text:span></text:p>
          <text:list>
            <text:list-item>
              <text:p text:style-name="P26" loext:marker-style-name="T2"><text:span text:style-name="T3">Numeric Card</text:span><text:span text:style-name="T2">: When attacking an enemy, deal </text:span><text:span text:style-name="T3">piercing damage</text:span><text:span text:style-name="T2"> equal to the card’s value.</text:span></text:p>
            </text:list-item>
            <text:list-item>
              <text:p text:style-name="P26" loext:marker-style-name="T2"><text:span text:style-name="T3">Face Card</text:span><text:span text:style-name="T2">: Deal </text:span><text:span text:style-name="T3">piercing damage to all enemies</text:span><text:span text:style-name="T2"> for </text:span><text:span text:style-name="T3">60%</text:span><text:span text:style-name="T2"> of the card’s value.</text:span></text:p>
            </text:list-item>
          </text:list>
        </text:list-item>
        <text:list-item>
          <text:p text:style-name="P27" loext:marker-style-name="T2"><text:span text:style-name="T3">Piercing Damage</text:span><text:span text:style-name="T2">: Ignores the enemy’s </text:span><text:span text:style-name="T3">defense/resistance</text:span><text:span text:style-name="T2">.</text:span></text:p>
        </text:list-item>
      </text:list>
      <text:p text:style-name="P7" loext:marker-style-name="T2"/>
      <text:p text:style-name="P11" loext:marker-style-name="T24"><text:span text:style-name="T24">Black Russian Terrier</text:span>’s blessing <text:span text:style-name="T24">(Clubs)</text:span></text:p>
      <text:p text:style-name="P11" loext:marker-style-name="T2"><text:span text:style-name="T2">You’re blessed with the might of the Black Russian Terrier! They respect your strength and determination</text:span><text:span text:style-name="T2"/></text:p>
      <text:list text:style-name="WWNum9">
        <text:list-item>
          <text:p text:style-name="P28" loext:marker-style-name="T2"><text:span text:style-name="T3">Effect</text:span><text:span text:style-name="T2">: Club cards are now </text:span><text:span text:style-name="T3">Black Russian Terriers</text:span><text:span text:style-name="T2">.</text:span></text:p>
          <text:list>
            <text:list-item>
              <text:p text:style-name="P29" loext:marker-style-name="T2"><text:span text:style-name="T3">Numeric Card</text:span><text:span text:style-name="T2">: When successfully blocking an attack, apply </text:span><text:span text:style-name="T3">Weakness</text:span><text:span text:style-name="T2"> to the attacker. Weakness lasts for an amount equal to the number of cards you blocked.</text:span></text:p>
            </text:list-item>
            <text:list-item>
              <text:p text:style-name="P29" loext:marker-style-name="T2"><text:span text:style-name="T3">Face Card</text:span><text:span text:style-name="T2">: Apply </text:span><text:span text:style-name="T3">Weakness x2</text:span><text:span text:style-name="T2"> to </text:span><text:span text:style-name="T3">all enemies</text:span><text:span text:style-name="T2"> for </text:span><text:span text:style-name="T3">one turn</text:span><text:span text:style-name="T2">.</text:span></text:p>
            </text:list-item>
          </text:list>
        </text:list-item>
        <text:list-item>
          <text:p text:style-name="P30" loext:marker-style-name="T2"><text:span text:style-name="T3">Weakness</text:span><text:span text:style-name="T2">: Enemies deal </text:span><text:span text:style-name="T3">half damage</text:span><text:span text:style-name="T2"> to you, and you deal </text:span><text:span text:style-name="T3">double damage</text:span><text:span text:style-name="T2"> to them.</text:span></text:p>
        </text:list-item>
      </text:list>
      <text:p text:style-name="P5" loext:marker-style-name="T2"/>
      <text:p text:style-name="P5" loext:marker-style-name="T2"/>
      <text:p text:style-name="P5" loext:marker-style-name="T2"/>
      <text:p text:style-name="P11" loext:marker-style-name="T2"><text:span text:style-name="T2"><text:tab/><text:tab/></text:span><text:span text:style-name="T2"/></text:p>
      <text:p text:style-name="P11" loext:marker-style-name="T1"><text:span text:style-name="T1">Progression:</text:span><text:span text:style-name="T1"/></text:p>
      <text:p text:style-name="P11">Terms:</text:p>
      <text:p text:style-name="P11" loext:marker-style-name="T2"><text:span text:style-name="T3">Match</text:span><text:span text:style-name="T2">: One encounter where <text:s/>you face an enemy or a group of enemies, Follows normal turn pattern (declared in Phases). Defeat ends <text:s/>your run, Victory gives rewards based on the encounter. </text:span></text:p>
      <text:p text:style-name="P11" loext:marker-style-name="T2"><text:span text:style-name="T3">Boss match</text:span><text:span text:style-name="T2">: a match against a stronger enemy, normally with a modifier. Victory grants you a boss relic and an additional X [R] in downtimes. In the Xth boss match, obtain your second blessing.</text:span></text:p>
      <text:p text:style-name="P11" loext:marker-style-name="T2"><text:span text:style-name="T3">Day</text:span><text:span text:style-name="T2">: An amount of game time defined by three matches. After a day is over you have a downtime. Every third day lasts 4 matches, with the forth match being a boss match.</text:span></text:p>
      <text:p text:style-name="P11" loext:marker-style-name="T2"><text:span text:style-name="T3">Downtime</text:span><text:span text:style-name="T2">: A time in-between games where you can spend rest points ([R]) <text:s/>to perform different actions. You start with X [R]</text:span></text:p>
      <text:p text:style-name="P11" loext:marker-style-name="T2"><text:span text:style-name="T2"><text:tab/></text:span><text:span text:style-name="T3">Shop [R]</text:span><text:span text:style-name="T2">: Buy relics and cards to improve your run</text:span></text:p>
      <text:p text:style-name="P31" loext:marker-style-name="T2"><text:span text:style-name="T3">Rest [R]</text:span><text:span text:style-name="T2">: <text:s/>Regenerate health equal to X% of your health(Healing bonuses apply)</text:span></text:p>
      <text:p text:style-name="P31" loext:marker-style-name="T2"><text:span text:style-name="T3">Godalka [R] [R]</text:span><text:span text:style-name="T2">: visit a shaman that can alter your fate, make deals with you and modify your cards in bulk.</text:span></text:p>
      <text:p text:style-name="P11" loext:marker-style-name="T26"><text:span text:style-name="T25">Progression plan</text:span><text:span text:style-name="T26">:</text:span></text:p>
      <text:p text:style-name="normal1" loext:marker-style-name="T2"><text:span text:style-name="T2">Match -&gt; Match -&gt; Match -&gt; Downtime</text:span><text:span text:style-name="T2"/></text:p>
      <text:p text:style-name="normal1" loext:marker-style-name="T2"><text:span text:style-name="T2">Match -&gt; Match -&gt; Match -&gt; Downtime</text:span><text:span text:style-name="T2"/></text:p>
      <text:p text:style-name="normal1" loext:marker-style-name="T2"><text:span text:style-name="T2">Match -&gt; Match -&gt; Match -&gt;Downtime -&gt; Boss match </text:span><text:span text:style-name="T2"/></text:p>
      <text:p text:style-name="normal1" loext:marker-style-name="T27"><text:span text:style-name="T2">* <text:s/>X</text:span><text:span text:style-name="T27"/></text:p>
      <text:p text:style-name="P11" loext:marker-style-name="T2"><text:span text:style-name="T2">A defeating all X bosses will complete your run with an option of continuing into endless mode which means starting from the beginning with all enemy decks +X rank and +X enemy health</text:span><text:span text:style-name="T2"/></text:p>
      <text:p text:style-name="P11" loext:marker-style-name="T2"><text:span text:style-name="T2"><text:tab/><text:tab/><text:tab/><text:tab/></text:span><text:span text:style-name="T2"/></text:p>
      <text:p text:style-name="P11" loext:marker-style-name="T28"><text:span text:style-name="T28"><text:tab/><text:tab/><text:tab/><text:tab/></text:span><text:span text:style-name="T28"/></text:p>
      <text:p text:style-name="P33" loext:marker-style-name="T28"/>
      <text:p text:style-name="P33" loext:marker-style-name="T28"/>
      <text:p text:style-name="P11" loext:marker-style-name="T28"><text:span text:style-name="T28">Gadalka is and optional Feature we will implement later into the game when testing everything</text:span><text:span text:style-name="T28"/></text:p>
      <text:p text:style-name="P33" loext:marker-style-name="T28"/>
      <text:p text:style-name="P33" loext:marker-style-name="T28"/>
      <text:p text:style-name="P33" loext:marker-style-name="T28"/>
      <text:p text:style-name="P33" loext:marker-style-name="T28"/>
      <text:p text:style-name="P36" loext:marker-style-name="T39"/>
      <text:p text:style-name="P36" loext:marker-style-name="T39"/>
      <text:p text:style-name="P36" loext:marker-style-name="T39"/>
      <text:p text:style-name="P33" loext:marker-style-name="T28"/>
      <text:p text:style-name="P33" loext:marker-style-name="T28"/>
      <text:p text:style-name="P33" loext:marker-style-name="T28"/>
      <text:p text:style-name="P33" loext:marker-style-name="T28"/>
      <text:p text:style-name="P11" loext:marker-style-name="T28"><text:soft-page-break/><text:span text:style-name="T39">Encounters:</text:span><text:span text:style-name="T28"><text:line-break/></text:span><text:span text:style-name="T33">day 0</text:span><text:span text:style-name="T28">: </text:span><text:span text:style-name="T30">25hp</text:span></text:p>
      <text:p text:style-name="P11" loext:marker-style-name="T28"><text:span text:style-name="T35">Lowly Dvorniashka</text:span><text:span text:style-name="T28">: deck until 10 <text:s/>of all suits </text:span><text:span text:style-name="T32">IMPLEMENTED</text:span></text:p>
      <text:p text:style-name="P45" loext:marker-style-name="T28"><text:span text:style-name="T35">Lowly Red Dvorniashka</text:span><text:span text:style-name="T28">: deck until 10 <text:s/>of red suits </text:span><text:span text:style-name="T32">IMPLEMENTED</text:span></text:p>
      <text:p text:style-name="P45" loext:marker-style-name="T28"><text:span text:style-name="T35">Lowly Black Dvorniashka</text:span><text:span text:style-name="T28">: deck until 10 <text:s/>of black suits </text:span><text:span text:style-name="T32">IMPLEMENTED</text:span></text:p>
      <text:p text:style-name="P45" loext:marker-style-name="T28"><text:span text:style-name="T35">Lowly Hot Dvorniashka</text:span><text:span text:style-name="T28">: deck until 9 <text:s/>of all suits and even have burn 1 </text:span><text:span text:style-name="T32">IMPLEMENTED</text:span></text:p>
      <text:p text:style-name="P45" loext:marker-style-name="T28"><text:span text:style-name="T35">Lowly Spiky Dvorniashka</text:span><text:span text:style-name="T28">: deck until 9 <text:s/>of all suits and odd have spiky 1 </text:span><text:span text:style-name="T32">IMPLEMENTED</text:span></text:p>
      <text:p text:style-name="P45" loext:marker-style-name="T28"><text:span text:style-name="T35">Lowly Agile Dvorniashka</text:span><text:span text:style-name="T28">: deck until 9 <text:s/>of all suits and 5 random cards have parry </text:span><text:span text:style-name="T32">IMPLEMENTED</text:span></text:p>
      <text:p text:style-name="P45" loext:marker-style-name="T28"><text:span text:style-name="T35">Lowly Bouncy Dvorniashka</text:span><text:span text:style-name="T28">: deck until 9 <text:s/>of all suits and 5 random cards have bounce </text:span><text:span text:style-name="T32">IMPLEMENTED</text:span></text:p>
      <text:p text:style-name="P45" loext:marker-style-name="T28"><text:span text:style-name="T35">Lowly </text:span><text:span text:style-name="T36">Restoring</text:span><text:span text:style-name="T35"> Dvorniashka</text:span><text:span text:style-name="T28">: deck until 9 <text:s/>of all suits and 5 random cards have </text:span><text:span text:style-name="T29">restoring </text:span><text:span text:style-name="T32">IMPLEMENTED</text:span></text:p>
      <text:p text:style-name="P40" loext:marker-style-name="T28"><text:span text:style-name="T28"/></text:p>
      <text:p text:style-name="P34" loext:marker-style-name="T28"/>
      <text:p text:style-name="normal1" loext:marker-style-name="T33"><text:span text:style-name="T33">day 1: </text:span><text:span text:style-name="T34">40hp</text:span></text:p>
      <text:p text:style-name="P46" loext:marker-style-name="T28"><text:span text:style-name="T35">Dvorniashka</text:span><text:span text:style-name="T28">: deck until</text:span><text:span text:style-name="T33"> J <text:s/></text:span><text:span text:style-name="T28">of all suits </text:span><text:span text:style-name="T32">IMPLEMENTED</text:span></text:p>
      <text:p text:style-name="P45" loext:marker-style-name="T28"><text:span text:style-name="T35">Red Dvorniashka</text:span><text:span text:style-name="T28">: deck until </text:span><text:span text:style-name="T33">J</text:span><text:span text:style-name="T28"> <text:s/>of red suits </text:span><text:span text:style-name="T32">IMPLEMENTED</text:span></text:p>
      <text:p text:style-name="P45" loext:marker-style-name="T28"><text:span text:style-name="T35">Black Dvorniashka</text:span><text:span text:style-name="T28">: deck until </text:span><text:span text:style-name="T33">J</text:span><text:span text:style-name="T28"> <text:s/>of blacksuits </text:span><text:span text:style-name="T32">IMPLEMENTED</text:span></text:p>
      <text:p text:style-name="P45" loext:marker-style-name="T28"><text:span text:style-name="T35">Hot Dvorniashka</text:span><text:span text:style-name="T28">: deck until</text:span><text:span text:style-name="T33"> 10 <text:s/></text:span><text:span text:style-name="T28">of all suits and even have burn 1 </text:span><text:span text:style-name="T32">IMPLEMENTED</text:span></text:p>
      <text:p text:style-name="P45" loext:marker-style-name="T28"><text:span text:style-name="T35">Spiky Dvorniashka</text:span><text:span text:style-name="T28">: deck until</text:span><text:span text:style-name="T33"> 10 </text:span><text:span text:style-name="T28">of all suits and odd have spiky 1 </text:span><text:span text:style-name="T32">IMPLEMENTED</text:span></text:p>
      <text:p text:style-name="P45" loext:marker-style-name="T28"><text:span text:style-name="T35">Agile Dvorniashka</text:span><text:span text:style-name="T28">: deck until</text:span><text:span text:style-name="T33"> 10 </text:span><text:span text:style-name="T28">of all suits and </text:span><text:span text:style-name="T33">10 </text:span><text:span text:style-name="T28">random cards have parry </text:span><text:span text:style-name="T32">IMPLEMENTED</text:span></text:p>
      <text:p text:style-name="P45" loext:marker-style-name="T28"><text:span text:style-name="T35">Bouncy Dvorniashka</text:span><text:span text:style-name="T28">: deck until</text:span><text:span text:style-name="T33"> 10 <text:s/></text:span><text:span text:style-name="T28">of all suits and</text:span><text:span text:style-name="T33"> 10 </text:span><text:span text:style-name="T28">random cards have bounce </text:span><text:span text:style-name="T32">IMPLEMENTED</text:span></text:p>
      <text:p text:style-name="P45" loext:marker-style-name="T28"><text:span text:style-name="T37">Restoring</text:span><text:span text:style-name="T35"> Dvorniashka</text:span><text:span text:style-name="T28">: deck until</text:span><text:span text:style-name="T33"> 10 <text:s/></text:span><text:span text:style-name="T28">of all suits and</text:span><text:span text:style-name="T33"> 10 </text:span><text:span text:style-name="T28">random cards have bounce </text:span><text:span text:style-name="T32">IMPLEMENTED</text:span></text:p>
      <text:p text:style-name="P39" loext:marker-style-name="T28"><text:span text:style-name="T28"/></text:p>
      <text:p text:style-name="P43" loext:marker-style-name="T28"><text:span text:style-name="T28">Bosses;</text:span></text:p>
      <text:p text:style-name="P41" loext:marker-style-name="T28"><text:span text:style-name="T38">Obese Dvorniashka</text:span><text:span text:style-name="T28">: </text:span><text:span text:style-name="T31">Full Deck </text:span><text:span text:style-name="T28">All cards have restoring <text:s/></text:span></text:p>
      <text:p text:style-name="P42" loext:marker-style-name="T28"><text:span text:style-name="T38">Swift Dvorniashka</text:span><text:span text:style-name="T28"> : Full Deck All Cards have parry </text:span></text:p>
      <text:p text:style-name="P44" loext:marker-style-name="T28"><text:span text:style-name="T38">Bouncer Dvorniashka:</text:span><text:span text:style-name="T28"> Full Deck All Cards have bounce and burn 2</text:span></text:p>
      <text:p text:style-name="P47" loext:marker-style-name="T28"><text:span text:style-name="T38">Bear?</text:span><text:span text:style-name="T28">: full deck, has balalaika item passive (every third instance of damage is tripled). All cards have burn 1</text:span></text:p>
      <text:p text:style-name="P47" loext:marker-style-name="T28"><text:span text:style-name="T38">Siberian Bear Hunter</text:span><text:span text:style-name="T28">: Only spades <text:s/>all cards have spiky 10.</text:span></text:p>
      <text:p text:style-name="P44" loext:marker-style-name="T28"><text:span text:style-name="T28"/></text:p>
      <text:p text:style-name="P44" loext:marker-style-name="T28"><text:span text:style-name="T28"/></text:p>
      <text:p text:style-name="normal1" loext:marker-style-name="T28"><text:span text:style-name="T28"/></text:p>
      <text:p text:style-name="P38" loext:marker-style-name="T28"><text:span text:style-name="T28"/></text:p>
      <text:p text:style-name="P35" loext:marker-style-name="T33"/>
      <text:p text:style-name="P32" loext:marker-style-name="T28"/>
      <text:p text:style-name="P32" loext:marker-style-name="T28"/>
      <text:p text:style-name="P32"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text:soft-page-break/></text:p>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text:p text:style-name="P33" loext:marker-style-name="T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normal1" style:next-style-name="normal1"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1" style:next-style-name="normal1"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1" style:next-style-name="normal1"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1" style:next-style-name="normal1"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normal1"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1" style:next-style-name="normal1"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1" style:font-family-complex="Wingdings" style:font-family-generic-complex="system" style:font-pitch-complex="variable"/>
    </style:style>
    <style:style style:name="ListLabel_20_74" style:display-name="ListLabel 74" style:family="text">
      <style:text-properties style:text-underline-style="none" style:font-name-complex="Wingdings 21" style:font-family-complex="'Wingdings 2'" style:font-family-generic-complex="system" style:font-pitch-complex="variable"/>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1" style:font-family-complex="Wingdings" style:font-family-generic-complex="system" style:font-pitch-complex="variable"/>
    </style:style>
    <style:style style:name="ListLabel_20_77" style:display-name="ListLabel 77" style:family="text">
      <style:text-properties style:text-underline-style="none" style:font-name-complex="Wingdings 21" style:font-family-complex="'Wingdings 2'" style:font-family-generic-complex="system" style:font-pitch-complex="variable"/>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1" style:font-family-complex="Wingdings" style:font-family-generic-complex="system" style:font-pitch-complex="variable"/>
    </style:style>
    <style:style style:name="ListLabel_20_80" style:display-name="ListLabel 80" style:family="text">
      <style:text-properties style:text-underline-style="none" style:font-name-complex="Wingdings 21" style:font-family-complex="'Wingdings 2'" style:font-family-generic-complex="system" style:font-pitch-complex="variable"/>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
        <style:list-level-properties text:list-level-position-and-space-mode="label-alignment">
          <style:list-level-label-alignment text:label-followed-by="nothing"/>
        </style:list-level-properties>
      </text:list-level-style-number>
      <text:list-level-style-number text:level="2" text:style-name="ListLabel_20_83" style:num-format="">
        <style:list-level-properties text:list-level-position-and-space-mode="label-alignment">
          <style:list-level-label-alignment text:label-followed-by="nothing"/>
        </style:list-level-properties>
      </text:list-level-style-number>
      <text:list-level-style-number text:level="3" text:style-name="ListLabel_20_84" style:num-format="">
        <style:list-level-properties text:list-level-position-and-space-mode="label-alignment">
          <style:list-level-label-alignment text:label-followed-by="nothing"/>
        </style:list-level-properties>
      </text:list-level-style-number>
      <text:list-level-style-number text:level="4" text:style-name="ListLabel_20_85" style:num-format="">
        <style:list-level-properties text:list-level-position-and-space-mode="label-alignment">
          <style:list-level-label-alignment text:label-followed-by="nothing"/>
        </style:list-level-properties>
      </text:list-level-style-number>
      <text:list-level-style-number text:level="5" text:style-name="ListLabel_20_86" style:num-format="">
        <style:list-level-properties text:list-level-position-and-space-mode="label-alignment">
          <style:list-level-label-alignment text:label-followed-by="nothing"/>
        </style:list-level-properties>
      </text:list-level-style-number>
      <text:list-level-style-number text:level="6" text:style-name="ListLabel_20_87" style:num-format="">
        <style:list-level-properties text:list-level-position-and-space-mode="label-alignment">
          <style:list-level-label-alignment text:label-followed-by="nothing"/>
        </style:list-level-properties>
      </text:list-level-style-number>
      <text:list-level-style-number text:level="7" text:style-name="ListLabel_20_88" style:num-format="">
        <style:list-level-properties text:list-level-position-and-space-mode="label-alignment">
          <style:list-level-label-alignment text:label-followed-by="nothing"/>
        </style:list-level-properties>
      </text:list-level-style-number>
      <text:list-level-style-number text:level="8" text:style-name="ListLabel_20_89" style:num-format="">
        <style:list-level-properties text:list-level-position-and-space-mode="label-alignment">
          <style:list-level-label-alignment text:label-followed-by="nothing"/>
        </style:list-level-properties>
      </text:list-level-style-number>
      <text:list-level-style-number text:level="9" text:style-name="ListLabel_20_90"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1">
      <style:paragraph-properties fo:margin-left="0in" fo:text-indent="0in" style:auto-text-indent="false"/>
    </style:style>
    <style:style style:name="MT1" style:family="text">
      <style:text-properties fo:font-size="8pt" fo:language="en" fo:country="US" fo:font-weight="bold" style:font-size-asian="8pt" style:font-weight-asian="bold"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Gulag Manicure name for something else</text:span><text:span text:style-name="MT1"/></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5-10-28T12:48:26.668987428</dc:date>
    <meta:editing-cycles>74</meta:editing-cycles>
    <meta:editing-duration>PT4H2M21S</meta:editing-duration>
    <meta:generator>LibreOffice/24.2.7.2$Linux_X86_64 LibreOffice_project/420$Build-2</meta:generator>
    <meta:document-statistic meta:table-count="0" meta:image-count="0" meta:object-count="0" meta:page-count="6" meta:paragraph-count="172" meta:word-count="2027" meta:character-count="11695" meta:non-whitespace-character-count="9808"/>
    <meta:user-defined meta:name="AppVersion">15.0000</meta:user-defined>
  </office:meta>
</office:document-meta>
</file>